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0C000001B8D5C327A386E0D05E.png" manifest:media-type="image/png"/>
  <manifest:file-entry manifest:full-path="Pictures/1000000000000224000001B7B3618A4EAF85821F.png" manifest:media-type="image/png"/>
  <manifest:file-entry manifest:full-path="Pictures/1000000000000226000001BA06BD7490D54E1FC8.png" manifest:media-type="image/png"/>
  <manifest:file-entry manifest:full-path="Pictures/1000020100000208000001A1E91CB00AA3BB4C70.png" manifest:media-type="image/png"/>
  <manifest:file-entry manifest:full-path="Pictures/10000201000003C8000002F4786872DABAB880C1.png" manifest:media-type="image/png"/>
  <manifest:file-entry manifest:full-path="Pictures/1000020100000423000002FBF0AFB5227B6A29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059cm" svg:y="0.572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3" draw:text-style-name="P3" draw:layer="layout" svg:width="10.59cm" svg:height="8.492cm" svg:x="3.126cm" svg:y="6.748cm">
          <draw:image xlink:href="Pictures/1000020100000208000001A1E91CB00AA3BB4C70.png" xlink:type="simple" xlink:show="embed" xlink:actuate="onLoad">
            <text:p/>
          </draw:image>
        </draw:frame>
        <draw:frame draw:style-name="gr3" draw:text-style-name="P3" draw:layer="layout" svg:width="9.906cm" svg:height="7.961cm" svg:x="14.478cm" svg:y="6.858cm">
          <draw:image xlink:href="Pictures/1000000000000226000001BA06BD7490D54E1F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13.864cm" svg:height="11.106cm" svg:x="0cm" svg:y="4.318cm">
          <draw:image xlink:href="Pictures/1000000000000224000001B7B3618A4EAF85821F.png" xlink:type="simple" xlink:show="embed" xlink:actuate="onLoad">
            <text:p/>
          </draw:image>
        </draw:frame>
        <draw:frame draw:style-name="gr3" draw:text-style-name="P3" draw:layer="layout" svg:width="13.863cm" svg:height="11.641cm" svg:x="14.137cm" svg:y="4.318cm">
          <draw:image xlink:href="Pictures/100000000000020C000001B8D5C327A386E0D0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20T15:42:57.364589357</dc:date>
    <meta:editing-duration>P1DT7H55M40S</meta:editing-duration>
    <meta:editing-cycles>16</meta:editing-cycles>
    <meta:generator>LibreOffice/6.0.3.2$Linux_X86_64 LibreOffice_project/00m0$Build-2</meta:generator>
    <meta:document-statistic meta:object-count="39"/>
  </office:meta>
</office:document-meta>
</file>